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547in"/>
    </style:style>
    <style:style style:name="co3" style:family="table-column">
      <style:table-column-properties fo:break-before="auto" style:column-width="0.5457in"/>
    </style:style>
    <style:style style:name="co4" style:family="table-column">
      <style:table-column-properties fo:break-before="auto" style:column-width="0.568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0.5571in"/>
    </style:style>
    <style:style style:name="co7" style:family="table-column">
      <style:table-column-properties fo:break-before="auto" style:column-width="0.5244in"/>
    </style:style>
    <style:style style:name="co8" style:family="table-column">
      <style:table-column-properties fo:break-before="auto" style:column-width="0.4256in"/>
    </style:style>
    <style:style style:name="co9" style:family="table-column">
      <style:table-column-properties fo:break-before="auto" style:column-width="0.3272in"/>
    </style:style>
    <style:style style:name="co10" style:family="table-column">
      <style:table-column-properties fo:break-before="auto" style:column-width="0.3819in"/>
    </style:style>
    <style:style style:name="co11" style:family="table-column">
      <style:table-column-properties fo:break-before="auto" style:column-width="0.3602in"/>
    </style:style>
    <style:style style:name="co12" style:family="table-column">
      <style:table-column-properties fo:break-before="auto" style:column-width="0.3382in"/>
    </style:style>
    <style:style style:name="co13" style:family="table-column">
      <style:table-column-properties fo:break-before="auto" style:column-width="0.3165in"/>
    </style:style>
    <style:style style:name="co14" style:family="table-column">
      <style:table-column-properties fo:break-before="auto" style:column-width="0.31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style:font-name-asian="Lucida Sans Unicode" style:language-asian="en" style:country-asian="US" style:font-name-complex="Tahoma" style:language-complex="en" style:country-complex="US"/>
    </style:style>
    <style:style style:name="T1" style:family="text">
      <style:text-properties style:font-name="Times New Roman" fo:font-size="10pt" fo:language="en" fo:country="US" style:font-size-asian="10pt" style:font-size-complex="5.69999980926514pt"/>
    </style:style>
    <style:style style:name="T2" style:family="text">
      <style:text-properties style:font-name="F" fo:font-size="12pt"/>
    </style:style>
  </office:automatic-styles>
  <office:body>
    <office:spreadsheet>
      <table:table table:name="Лист1" table:style-name="ta1" table:print="false">
        <table:table-column table:style-name="co1" table:number-columns-repeated="2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number-columns-repeated="40"/>
        </table:table-row>
        <table:table-row table:style-name="ro1">
          <table:table-cell table:number-columns-repeated="31"/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</table:table-row>
        <table:table-row table:style-name="ro1">
          <table:table-cell table:number-columns-repeated="31"/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</table:table-row>
        <table:table-row table:style-name="ro1">
          <table:table-cell table:number-columns-repeated="31"/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</table:table-row>
        <table:table-row table:style-name="ro1">
          <table:table-cell table:number-columns-repeated="21"/>
          <table:table-cell table:style-name="ce1" office:value-type="float" office:value="30">
            <text:p>3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80">
            <text:p>80</text:p>
          </table:table-cell>
          <table:table-cell table:style-name="ce1" office:value-type="string">
            <text:p>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/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</table:table-row>
        <table:table-row table:style-name="ro1">
          <table:table-cell table:number-columns-repeated="21"/>
          <table:table-cell table:style-name="ce1" office:value-type="float" office:value="31">
            <text:p>31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81">
            <text:p>81</text:p>
          </table:table-cell>
          <table:table-cell table:style-name="ce1" office:value-type="string">
            <text:p>0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1">
            <text:p>21</text:p>
          </table:table-cell>
          <table:table-cell/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</table:table-row>
        <table:table-row table:style-name="ro1">
          <table:table-cell table:number-columns-repeated="21"/>
          <table:table-cell table:style-name="ce1" office:value-type="float" office:value="32">
            <text:p>32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82">
            <text:p>82</text:p>
          </table:table-cell>
          <table:table-cell table:style-name="ce1" office:value-type="string">
            <text:p>0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2">
            <text:p>22</text:p>
          </table:table-cell>
          <table:table-cell/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</table:table-row>
        <table:table-row table:style-name="ro1">
          <table:table-cell table:number-columns-repeated="21"/>
          <table:table-cell table:style-name="ce1" office:value-type="float" office:value="33">
            <text:p>33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83">
            <text:p>83</text:p>
          </table:table-cell>
          <table:table-cell table:style-name="ce1" office:value-type="string">
            <text:p>0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/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</table:table-row>
        <table:table-row table:style-name="ro1">
          <table:table-cell table:number-columns-repeated="21"/>
          <table:table-cell table:style-name="ce1" office:value-type="float" office:value="34">
            <text:p>3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84">
            <text:p>84</text:p>
          </table:table-cell>
          <table:table-cell table:style-name="ce1" office:value-type="string">
            <text:p>0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4">
            <text:p>24</text:p>
          </table:table-cell>
          <table:table-cell/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</table:table-row>
        <table:table-row table:style-name="ro1">
          <table:table-cell table:number-columns-repeated="21"/>
          <table:table-cell table:style-name="ce1" office:value-type="float" office:value="35">
            <text:p>35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0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/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</table:table-row>
        <table:table-row table:style-name="ro1">
          <table:table-cell table:number-columns-repeated="21"/>
          <table:table-cell table:style-name="ce1" office:value-type="float" office:value="36">
            <text:p>36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86">
            <text:p>86</text:p>
          </table:table-cell>
          <table:table-cell table:style-name="ce1" office:value-type="string">
            <text:p>0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6">
            <text:p>26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1" office:value-type="float" office:value="37">
            <text:p>37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87">
            <text:p>87</text:p>
          </table:table-cell>
          <table:table-cell table:style-name="ce1" office:value-type="string">
            <text:p>0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1" office:value-type="float" office:value="38">
            <text:p>38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88">
            <text:p>88</text:p>
          </table:table-cell>
          <table:table-cell table:style-name="ce1" office:value-type="string">
            <text:p>0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 table:number-columns-repeated="10"/>
        </table:table-row>
        <table:table-row table:style-name="ro1">
          <table:table-cell table:number-columns-repeated="31"/>
          <table:table-cell table:style-name="ce3" office:value-type="string">
            <text:p>$23-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2" table:formula="of:=[.AF2]&amp;[.V5]" office:value-type="string" office:string-value="$23-30">
            <text:p>$23-30</text:p>
          </table:table-cell>
          <table:table-cell table:style-name="ce2" table:formula="of:=[.AG2]&amp;[.W5]" office:value-type="string" office:string-value="$23-40">
            <text:p>$23-40</text:p>
          </table:table-cell>
          <table:table-cell table:style-name="ce2" table:formula="of:=[.AH2]&amp;[.X5]" office:value-type="string" office:string-value="$23-50">
            <text:p>$23-50</text:p>
          </table:table-cell>
          <table:table-cell table:style-name="ce2" table:formula="of:=[.AI2]&amp;[.Y5]" office:value-type="string" office:string-value="$23-60">
            <text:p>$23-60</text:p>
          </table:table-cell>
          <table:table-cell table:style-name="ce2" table:formula="of:=[.AJ2]&amp;[.Z5]" office:value-type="string" office:string-value="$23-70">
            <text:p>$23-70</text:p>
          </table:table-cell>
          <table:table-cell table:style-name="ce2" table:formula="of:=[.AK2]&amp;[.AA5]" office:value-type="string" office:string-value="$23-80">
            <text:p>$23-80</text:p>
          </table:table-cell>
          <table:table-cell table:style-name="ce2" table:formula="of:=[.AL2]&amp;[.AB5]" office:value-type="string" office:string-value="$23-00">
            <text:p>$23-00</text:p>
          </table:table-cell>
          <table:table-cell table:style-name="ce2" table:formula="of:=[.AM2]&amp;[.AC5]" office:value-type="string" office:string-value="$23-10">
            <text:p>$23-10</text:p>
          </table:table-cell>
          <table:table-cell table:style-name="ce2" table:formula="of:=[.AN2]&amp;[.AD5]" office:value-type="string" office:string-value="$23-20">
            <text:p>$23-20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2" table:formula="of:=[.AF3]&amp;[.V6]" office:value-type="string" office:string-value="$23-31">
            <text:p>$23-31</text:p>
          </table:table-cell>
          <table:table-cell table:style-name="ce2" table:formula="of:=[.AG3]&amp;[.W6]" office:value-type="string" office:string-value="$23-41">
            <text:p>$23-41</text:p>
          </table:table-cell>
          <table:table-cell table:style-name="ce2" table:formula="of:=[.AH3]&amp;[.X6]" office:value-type="string" office:string-value="$23-51">
            <text:p>$23-51</text:p>
          </table:table-cell>
          <table:table-cell table:style-name="ce2" table:formula="of:=[.AI3]&amp;[.Y6]" office:value-type="string" office:string-value="$23-61">
            <text:p>$23-61</text:p>
          </table:table-cell>
          <table:table-cell table:style-name="ce2" table:formula="of:=[.AJ3]&amp;[.Z6]" office:value-type="string" office:string-value="$23-71">
            <text:p>$23-71</text:p>
          </table:table-cell>
          <table:table-cell table:style-name="ce2" table:formula="of:=[.AK3]&amp;[.AA6]" office:value-type="string" office:string-value="$23-81">
            <text:p>$23-81</text:p>
          </table:table-cell>
          <table:table-cell table:style-name="ce2" table:formula="of:=[.AL3]&amp;[.AB6]" office:value-type="string" office:string-value="$23-01">
            <text:p>$23-01</text:p>
          </table:table-cell>
          <table:table-cell table:style-name="ce2" table:formula="of:=[.AM3]&amp;[.AC6]" office:value-type="string" office:string-value="$23-11">
            <text:p>$23-11</text:p>
          </table:table-cell>
          <table:table-cell table:style-name="ce2" table:formula="of:=[.AN3]&amp;[.AD6]" office:value-type="string" office:string-value="$23-21">
            <text:p>$23-21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2" table:formula="of:=[.AF4]&amp;[.V7]" office:value-type="string" office:string-value="$23-32">
            <text:p>$23-32</text:p>
          </table:table-cell>
          <table:table-cell table:style-name="ce2" table:formula="of:=[.AG4]&amp;[.W7]" office:value-type="string" office:string-value="$23-42">
            <text:p>$23-42</text:p>
          </table:table-cell>
          <table:table-cell table:style-name="ce2" table:formula="of:=[.AH4]&amp;[.X7]" office:value-type="string" office:string-value="$23-52">
            <text:p>$23-52</text:p>
          </table:table-cell>
          <table:table-cell table:style-name="ce2" table:formula="of:=[.AI4]&amp;[.Y7]" office:value-type="string" office:string-value="$23-62">
            <text:p>$23-62</text:p>
          </table:table-cell>
          <table:table-cell table:style-name="ce2" table:formula="of:=[.AJ4]&amp;[.Z7]" office:value-type="string" office:string-value="$23-72">
            <text:p>$23-72</text:p>
          </table:table-cell>
          <table:table-cell table:style-name="ce2" table:formula="of:=[.AK4]&amp;[.AA7]" office:value-type="string" office:string-value="$23-82">
            <text:p>$23-82</text:p>
          </table:table-cell>
          <table:table-cell table:style-name="ce2" table:formula="of:=[.AL4]&amp;[.AB7]" office:value-type="string" office:string-value="$23-02">
            <text:p>$23-02</text:p>
          </table:table-cell>
          <table:table-cell table:style-name="ce2" table:formula="of:=[.AM4]&amp;[.AC7]" office:value-type="string" office:string-value="$23-12">
            <text:p>$23-12</text:p>
          </table:table-cell>
          <table:table-cell table:style-name="ce2" table:formula="of:=[.AN4]&amp;[.AD7]" office:value-type="string" office:string-value="$23-22">
            <text:p>$23-22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2" table:formula="of:=[.AF5]&amp;[.V8]" office:value-type="string" office:string-value="$23-33">
            <text:p>$23-33</text:p>
          </table:table-cell>
          <table:table-cell table:style-name="ce2" table:formula="of:=[.AG5]&amp;[.W8]" office:value-type="string" office:string-value="$23-43">
            <text:p>$23-43</text:p>
          </table:table-cell>
          <table:table-cell table:style-name="ce2" table:formula="of:=[.AH5]&amp;[.X8]" office:value-type="string" office:string-value="$23-53">
            <text:p>$23-53</text:p>
          </table:table-cell>
          <table:table-cell table:style-name="ce2" table:formula="of:=[.AI5]&amp;[.Y8]" office:value-type="string" office:string-value="$23-63">
            <text:p>$23-63</text:p>
          </table:table-cell>
          <table:table-cell table:style-name="ce2" table:formula="of:=[.AJ5]&amp;[.Z8]" office:value-type="string" office:string-value="$23-73">
            <text:p>$23-73</text:p>
          </table:table-cell>
          <table:table-cell table:style-name="ce2" table:formula="of:=[.AK5]&amp;[.AA8]" office:value-type="string" office:string-value="$23-83">
            <text:p>$23-83</text:p>
          </table:table-cell>
          <table:table-cell table:style-name="ce2" table:formula="of:=[.AL5]&amp;[.AB8]" office:value-type="string" office:string-value="$23-03">
            <text:p>$23-03</text:p>
          </table:table-cell>
          <table:table-cell table:style-name="ce2" table:formula="of:=[.AM5]&amp;[.AC8]" office:value-type="string" office:string-value="$23-13">
            <text:p>$23-13</text:p>
          </table:table-cell>
          <table:table-cell table:style-name="ce2" table:formula="of:=[.AN5]&amp;[.AD8]" office:value-type="string" office:string-value="$23-23">
            <text:p>$23-23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2" table:formula="of:=[.AF6]&amp;[.V9]" office:value-type="string" office:string-value="$23-34">
            <text:p>$23-34</text:p>
          </table:table-cell>
          <table:table-cell table:style-name="ce2" table:formula="of:=[.AG6]&amp;[.W9]" office:value-type="string" office:string-value="$23-44">
            <text:p>$23-44</text:p>
          </table:table-cell>
          <table:table-cell table:style-name="ce2" table:formula="of:=[.AH6]&amp;[.X9]" office:value-type="string" office:string-value="$23-54">
            <text:p>$23-54</text:p>
          </table:table-cell>
          <table:table-cell table:style-name="ce2" table:formula="of:=[.AI6]&amp;[.Y9]" office:value-type="string" office:string-value="$23-64">
            <text:p>$23-64</text:p>
          </table:table-cell>
          <table:table-cell table:style-name="ce2" table:formula="of:=[.AJ6]&amp;[.Z9]" office:value-type="string" office:string-value="$23-74">
            <text:p>$23-74</text:p>
          </table:table-cell>
          <table:table-cell table:style-name="ce2" table:formula="of:=[.AK6]&amp;[.AA9]" office:value-type="string" office:string-value="$23-84">
            <text:p>$23-84</text:p>
          </table:table-cell>
          <table:table-cell table:style-name="ce2" table:formula="of:=[.AL6]&amp;[.AB9]" office:value-type="string" office:string-value="$23-04">
            <text:p>$23-04</text:p>
          </table:table-cell>
          <table:table-cell table:style-name="ce2" table:formula="of:=[.AM6]&amp;[.AC9]" office:value-type="string" office:string-value="$23-14">
            <text:p>$23-14</text:p>
          </table:table-cell>
          <table:table-cell table:style-name="ce2" table:formula="of:=[.AN6]&amp;[.AD9]" office:value-type="string" office:string-value="$23-24">
            <text:p>$23-24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2" table:formula="of:=[.AF7]&amp;[.V10]" office:value-type="string" office:string-value="$23-35">
            <text:p>$23-35</text:p>
          </table:table-cell>
          <table:table-cell table:style-name="ce2" table:formula="of:=[.AG7]&amp;[.W10]" office:value-type="string" office:string-value="$23-45">
            <text:p>$23-45</text:p>
          </table:table-cell>
          <table:table-cell table:style-name="ce2" table:formula="of:=[.AH7]&amp;[.X10]" office:value-type="string" office:string-value="$23-55">
            <text:p>$23-55</text:p>
          </table:table-cell>
          <table:table-cell table:style-name="ce2" table:formula="of:=[.AI7]&amp;[.Y10]" office:value-type="string" office:string-value="$23-65">
            <text:p>$23-65</text:p>
          </table:table-cell>
          <table:table-cell table:style-name="ce2" table:formula="of:=[.AJ7]&amp;[.Z10]" office:value-type="string" office:string-value="$23-75">
            <text:p>$23-75</text:p>
          </table:table-cell>
          <table:table-cell table:style-name="ce2" table:formula="of:=[.AK7]&amp;[.AA10]" office:value-type="string" office:string-value="$23-85">
            <text:p>$23-85</text:p>
          </table:table-cell>
          <table:table-cell table:style-name="ce2" table:formula="of:=[.AL7]&amp;[.AB10]" office:value-type="string" office:string-value="$23-05">
            <text:p>$23-05</text:p>
          </table:table-cell>
          <table:table-cell table:style-name="ce2" table:formula="of:=[.AM7]&amp;[.AC10]" office:value-type="string" office:string-value="$23-15">
            <text:p>$23-15</text:p>
          </table:table-cell>
          <table:table-cell table:style-name="ce2" table:formula="of:=[.AN7]&amp;[.AD10]" office:value-type="string" office:string-value="$23-25">
            <text:p>$23-25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2" table:formula="of:=[.AF8]&amp;[.V11]" office:value-type="string" office:string-value="$23-36">
            <text:p>$23-36</text:p>
          </table:table-cell>
          <table:table-cell table:style-name="ce2" table:formula="of:=[.AG8]&amp;[.W11]" office:value-type="string" office:string-value="$23-46">
            <text:p>$23-46</text:p>
          </table:table-cell>
          <table:table-cell table:style-name="ce2" table:formula="of:=[.AH8]&amp;[.X11]" office:value-type="string" office:string-value="$23-56">
            <text:p>$23-56</text:p>
          </table:table-cell>
          <table:table-cell table:style-name="ce2" table:formula="of:=[.AI8]&amp;[.Y11]" office:value-type="string" office:string-value="$23-66">
            <text:p>$23-66</text:p>
          </table:table-cell>
          <table:table-cell table:style-name="ce2" table:formula="of:=[.AJ8]&amp;[.Z11]" office:value-type="string" office:string-value="$23-76">
            <text:p>$23-76</text:p>
          </table:table-cell>
          <table:table-cell table:style-name="ce2" table:formula="of:=[.AK8]&amp;[.AA11]" office:value-type="string" office:string-value="$23-86">
            <text:p>$23-86</text:p>
          </table:table-cell>
          <table:table-cell table:style-name="ce2" table:formula="of:=[.AL8]&amp;[.AB11]" office:value-type="string" office:string-value="$23-06">
            <text:p>$23-06</text:p>
          </table:table-cell>
          <table:table-cell table:style-name="ce2" table:formula="of:=[.AM8]&amp;[.AC11]" office:value-type="string" office:string-value="$23-16">
            <text:p>$23-16</text:p>
          </table:table-cell>
          <table:table-cell table:style-name="ce2" table:formula="of:=[.AN8]&amp;[.AD11]" office:value-type="string" office:string-value="$23-26">
            <text:p>$23-26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2" table:formula="of:=[.AF9]&amp;[.V12]" office:value-type="string" office:string-value="$23-37">
            <text:p>$23-37</text:p>
          </table:table-cell>
          <table:table-cell table:style-name="ce2" table:formula="of:=[.AG9]&amp;[.W12]" office:value-type="string" office:string-value="$23-47">
            <text:p>$23-47</text:p>
          </table:table-cell>
          <table:table-cell table:style-name="ce2" table:formula="of:=[.AH9]&amp;[.X12]" office:value-type="string" office:string-value="$23-57">
            <text:p>$23-57</text:p>
          </table:table-cell>
          <table:table-cell table:style-name="ce2" table:formula="of:=[.AI9]&amp;[.Y12]" office:value-type="string" office:string-value="$23-67">
            <text:p>$23-67</text:p>
          </table:table-cell>
          <table:table-cell table:style-name="ce2" table:formula="of:=[.AJ9]&amp;[.Z12]" office:value-type="string" office:string-value="$23-77">
            <text:p>$23-77</text:p>
          </table:table-cell>
          <table:table-cell table:style-name="ce2" table:formula="of:=[.AK9]&amp;[.AA12]" office:value-type="string" office:string-value="$23-87">
            <text:p>$23-87</text:p>
          </table:table-cell>
          <table:table-cell table:style-name="ce2" table:formula="of:=[.AL9]&amp;[.AB12]" office:value-type="string" office:string-value="$23-07">
            <text:p>$23-07</text:p>
          </table:table-cell>
          <table:table-cell table:style-name="ce2" table:formula="of:=[.AM9]&amp;[.AC12]" office:value-type="string" office:string-value="$23-17">
            <text:p>$23-17</text:p>
          </table:table-cell>
          <table:table-cell table:style-name="ce2" table:formula="of:=[.AN9]&amp;[.AD12]" office:value-type="string" office:string-value="$23-27">
            <text:p>$23-27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2" table:formula="of:=[.AF10]&amp;[.V13]" office:value-type="string" office:string-value="$23-38">
            <text:p>$23-38</text:p>
          </table:table-cell>
          <table:table-cell table:style-name="ce2" table:formula="of:=[.AG10]&amp;[.W13]" office:value-type="string" office:string-value="$23-48">
            <text:p>$23-48</text:p>
          </table:table-cell>
          <table:table-cell table:style-name="ce2" table:formula="of:=[.AH10]&amp;[.X13]" office:value-type="string" office:string-value="$23-58">
            <text:p>$23-58</text:p>
          </table:table-cell>
          <table:table-cell table:style-name="ce2" table:formula="of:=[.AI10]&amp;[.Y13]" office:value-type="string" office:string-value="$23-68">
            <text:p>$23-68</text:p>
          </table:table-cell>
          <table:table-cell table:style-name="ce2" table:formula="of:=[.AJ10]&amp;[.Z13]" office:value-type="string" office:string-value="$23-78">
            <text:p>$23-78</text:p>
          </table:table-cell>
          <table:table-cell table:style-name="ce2" table:formula="of:=[.AK10]&amp;[.AA13]" office:value-type="string" office:string-value="$23-88">
            <text:p>$23-88</text:p>
          </table:table-cell>
          <table:table-cell table:style-name="ce2" table:formula="of:=[.AL10]&amp;[.AB13]" office:value-type="string" office:string-value="$23-08">
            <text:p>$23-08</text:p>
          </table:table-cell>
          <table:table-cell table:style-name="ce2" table:formula="of:=[.AM10]&amp;[.AC13]" office:value-type="string" office:string-value="$23-18">
            <text:p>$23-18</text:p>
          </table:table-cell>
          <table:table-cell table:style-name="ce2" table:formula="of:=[.AN10]&amp;[.AD13]" office:value-type="string" office:string-value="$23-28">
            <text:p>$23-28</text:p>
          </table:table-cell>
          <table:table-cell table:number-columns-repeated="10"/>
        </table:table-row>
        <table:table-row table:style-name="ro1" table:number-rows-repeated="9">
          <table:table-cell table:number-columns-repeated="40"/>
        </table:table-row>
        <table:table-row table:style-name="ro1">
          <table:table-cell table:number-columns-repeated="31"/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</table:table-row>
        <table:table-row table:style-name="ro1">
          <table:table-cell table:number-columns-repeated="31"/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</table:table-row>
        <table:table-row table:style-name="ro1">
          <table:table-cell table:number-columns-repeated="31"/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</table:table-row>
        <table:table-row table:style-name="ro1">
          <table:table-cell table:number-columns-repeated="21"/>
          <table:table-cell table:style-name="ce1"/>
          <table:table-cell table:style-name="ce1" office:value-type="string">
            <text:p>90</text:p>
          </table:table-cell>
          <table:table-cell table:style-name="ce1" office:value-type="string">
            <text:p>3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80">
            <text:p>80</text:p>
          </table:table-cell>
          <table:table-cell table:style-name="ce1" office:value-type="string">
            <text:p>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/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</table:table-row>
        <table:table-row table:style-name="ro1">
          <table:table-cell table:number-columns-repeated="21"/>
          <table:table-cell table:style-name="ce1"/>
          <table:table-cell table:style-name="ce1" office:value-type="string">
            <text:p>91</text:p>
          </table:table-cell>
          <table:table-cell table:style-name="ce1" office:value-type="string">
            <text:p>31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81">
            <text:p>81</text:p>
          </table:table-cell>
          <table:table-cell table:style-name="ce1" office:value-type="string">
            <text:p>0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1">
            <text:p>21</text:p>
          </table:table-cell>
          <table:table-cell/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</table:table-row>
        <table:table-row table:style-name="ro1">
          <table:table-cell table:number-columns-repeated="21"/>
          <table:table-cell table:style-name="ce1"/>
          <table:table-cell table:style-name="ce1" office:value-type="string">
            <text:p>92</text:p>
          </table:table-cell>
          <table:table-cell table:style-name="ce1" office:value-type="string">
            <text:p>32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82">
            <text:p>82</text:p>
          </table:table-cell>
          <table:table-cell table:style-name="ce1" office:value-type="string">
            <text:p>0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2">
            <text:p>22</text:p>
          </table:table-cell>
          <table:table-cell/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</table:table-row>
        <table:table-row table:style-name="ro1">
          <table:table-cell table:number-columns-repeated="21"/>
          <table:table-cell table:style-name="ce1"/>
          <table:table-cell table:style-name="ce1" office:value-type="string">
            <text:p>93</text:p>
          </table:table-cell>
          <table:table-cell table:style-name="ce1" office:value-type="string">
            <text:p>33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83">
            <text:p>83</text:p>
          </table:table-cell>
          <table:table-cell table:style-name="ce1" office:value-type="string">
            <text:p>0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/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</table:table-row>
        <table:table-row table:style-name="ro1">
          <table:table-cell table:number-columns-repeated="21"/>
          <table:table-cell table:style-name="ce1"/>
          <table:table-cell table:style-name="ce1" office:value-type="string">
            <text:p>94</text:p>
          </table:table-cell>
          <table:table-cell table:style-name="ce1" office:value-type="string">
            <text:p>3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84">
            <text:p>84</text:p>
          </table:table-cell>
          <table:table-cell table:style-name="ce1" office:value-type="string">
            <text:p>0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4">
            <text:p>24</text:p>
          </table:table-cell>
          <table:table-cell/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</table:table-row>
        <table:table-row table:style-name="ro1">
          <table:table-cell table:number-columns-repeated="21"/>
          <table:table-cell table:style-name="ce1"/>
          <table:table-cell table:style-name="ce1" office:value-type="string">
            <text:p>95</text:p>
          </table:table-cell>
          <table:table-cell table:style-name="ce1" office:value-type="string">
            <text:p>35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0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/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  <table:table-cell table:formula="of:=[.AF45]" office:value-type="string" office:string-value="β10-">
            <text:p>β10-</text:p>
          </table:table-cell>
        </table:table-row>
        <table:table-row table:style-name="ro1">
          <table:table-cell table:number-columns-repeated="21"/>
          <table:table-cell table:style-name="ce1"/>
          <table:table-cell table:style-name="ce1" office:value-type="string">
            <text:p>96</text:p>
          </table:table-cell>
          <table:table-cell table:style-name="ce1" office:value-type="string">
            <text:p>36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86">
            <text:p>86</text:p>
          </table:table-cell>
          <table:table-cell table:style-name="ce1" office:value-type="string">
            <text:p>0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6">
            <text:p>26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1"/>
          <table:table-cell table:style-name="ce1" office:value-type="string">
            <text:p>97</text:p>
          </table:table-cell>
          <table:table-cell table:style-name="ce1" office:value-type="string">
            <text:p>37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87">
            <text:p>87</text:p>
          </table:table-cell>
          <table:table-cell table:style-name="ce1" office:value-type="string">
            <text:p>0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1"/>
          <table:table-cell table:style-name="ce1" office:value-type="string">
            <text:p>98</text:p>
          </table:table-cell>
          <table:table-cell table:style-name="ce1" office:value-type="string">
            <text:p>38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88">
            <text:p>88</text:p>
          </table:table-cell>
          <table:table-cell table:style-name="ce1" office:value-type="string">
            <text:p>0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 table:number-columns-repeated="10"/>
        </table:table-row>
        <table:table-row table:style-name="ro2">
          <table:table-cell table:number-columns-repeated="31"/>
          <table:table-cell table:style-name="ce4" office:value-type="string">
            <text:p><text:span text:style-name="T1">β10</text:span><text:span text:style-name="T2">-</text:span>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2" office:value-type="float" office:value="1">
            <text:p>1</text:p>
          </table:table-cell>
          <table:table-cell table:style-name="ce2" table:formula="of:=[.AG33]&amp;[.W36]" office:value-type="string" office:string-value="β10-90">
            <text:p>β10-90</text:p>
          </table:table-cell>
          <table:table-cell table:style-name="ce2" table:formula="of:=[.AH33]&amp;[.X36]" office:value-type="string" office:string-value="β10-30">
            <text:p>β10-30</text:p>
          </table:table-cell>
          <table:table-cell table:style-name="ce2" table:formula="of:=[.AI33]&amp;[.Y36]" office:value-type="string" office:string-value="β10-60">
            <text:p>β10-60</text:p>
          </table:table-cell>
          <table:table-cell table:style-name="ce2" table:formula="of:=[.AJ33]&amp;[.Z36]" office:value-type="string" office:string-value="β10-70">
            <text:p>β10-70</text:p>
          </table:table-cell>
          <table:table-cell table:style-name="ce2" table:formula="of:=[.AK33]&amp;[.AA36]" office:value-type="string" office:string-value="β10-80">
            <text:p>β10-80</text:p>
          </table:table-cell>
          <table:table-cell table:style-name="ce2" table:formula="of:=[.AL33]&amp;[.AB36]" office:value-type="string" office:string-value="β10-00">
            <text:p>β10-00</text:p>
          </table:table-cell>
          <table:table-cell table:style-name="ce2" table:formula="of:=[.AM33]&amp;[.AC36]" office:value-type="string" office:string-value="β10-10">
            <text:p>β10-10</text:p>
          </table:table-cell>
          <table:table-cell table:style-name="ce2" table:formula="of:=[.AN33]&amp;[.AD36]" office:value-type="string" office:string-value="β10-20">
            <text:p>β10-20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2" office:value-type="float" office:value="2">
            <text:p>2</text:p>
          </table:table-cell>
          <table:table-cell table:style-name="ce2" table:formula="of:=[.AG34]&amp;[.W37]" office:value-type="string" office:string-value="β10-91">
            <text:p>β10-91</text:p>
          </table:table-cell>
          <table:table-cell table:style-name="ce2" table:formula="of:=[.AH34]&amp;[.X37]" office:value-type="string" office:string-value="β10-31">
            <text:p>β10-31</text:p>
          </table:table-cell>
          <table:table-cell table:style-name="ce2" table:formula="of:=[.AI34]&amp;[.Y37]" office:value-type="string" office:string-value="β10-61">
            <text:p>β10-61</text:p>
          </table:table-cell>
          <table:table-cell table:style-name="ce2" table:formula="of:=[.AJ34]&amp;[.Z37]" office:value-type="string" office:string-value="β10-71">
            <text:p>β10-71</text:p>
          </table:table-cell>
          <table:table-cell table:style-name="ce2" table:formula="of:=[.AK34]&amp;[.AA37]" office:value-type="string" office:string-value="β10-81">
            <text:p>β10-81</text:p>
          </table:table-cell>
          <table:table-cell table:style-name="ce2" table:formula="of:=[.AL34]&amp;[.AB37]" office:value-type="string" office:string-value="β10-01">
            <text:p>β10-01</text:p>
          </table:table-cell>
          <table:table-cell table:style-name="ce2" table:formula="of:=[.AM34]&amp;[.AC37]" office:value-type="string" office:string-value="β10-11">
            <text:p>β10-11</text:p>
          </table:table-cell>
          <table:table-cell table:style-name="ce2" table:formula="of:=[.AN34]&amp;[.AD37]" office:value-type="string" office:string-value="β10-21">
            <text:p>β10-21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2" office:value-type="float" office:value="3">
            <text:p>3</text:p>
          </table:table-cell>
          <table:table-cell table:style-name="ce2" table:formula="of:=[.AG35]&amp;[.W38]" office:value-type="string" office:string-value="β10-92">
            <text:p>β10-92</text:p>
          </table:table-cell>
          <table:table-cell table:style-name="ce2" table:formula="of:=[.AH35]&amp;[.X38]" office:value-type="string" office:string-value="β10-32">
            <text:p>β10-32</text:p>
          </table:table-cell>
          <table:table-cell table:style-name="ce2" table:formula="of:=[.AI35]&amp;[.Y38]" office:value-type="string" office:string-value="β10-62">
            <text:p>β10-62</text:p>
          </table:table-cell>
          <table:table-cell table:style-name="ce2" table:formula="of:=[.AJ35]&amp;[.Z38]" office:value-type="string" office:string-value="β10-72">
            <text:p>β10-72</text:p>
          </table:table-cell>
          <table:table-cell table:style-name="ce2" table:formula="of:=[.AK35]&amp;[.AA38]" office:value-type="string" office:string-value="β10-82">
            <text:p>β10-82</text:p>
          </table:table-cell>
          <table:table-cell table:style-name="ce2" table:formula="of:=[.AL35]&amp;[.AB38]" office:value-type="string" office:string-value="β10-02">
            <text:p>β10-02</text:p>
          </table:table-cell>
          <table:table-cell table:style-name="ce2" table:formula="of:=[.AM35]&amp;[.AC38]" office:value-type="string" office:string-value="β10-12">
            <text:p>β10-12</text:p>
          </table:table-cell>
          <table:table-cell table:style-name="ce2" table:formula="of:=[.AN35]&amp;[.AD38]" office:value-type="string" office:string-value="β10-22">
            <text:p>β10-22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2" office:value-type="float" office:value="4">
            <text:p>4</text:p>
          </table:table-cell>
          <table:table-cell table:style-name="ce2" table:formula="of:=[.AG36]&amp;[.W39]" office:value-type="string" office:string-value="β10-93">
            <text:p>β10-93</text:p>
          </table:table-cell>
          <table:table-cell table:style-name="ce2" table:formula="of:=[.AH36]&amp;[.X39]" office:value-type="string" office:string-value="β10-33">
            <text:p>β10-33</text:p>
          </table:table-cell>
          <table:table-cell table:style-name="ce2" table:formula="of:=[.AI36]&amp;[.Y39]" office:value-type="string" office:string-value="β10-63">
            <text:p>β10-63</text:p>
          </table:table-cell>
          <table:table-cell table:style-name="ce2" table:formula="of:=[.AJ36]&amp;[.Z39]" office:value-type="string" office:string-value="β10-73">
            <text:p>β10-73</text:p>
          </table:table-cell>
          <table:table-cell table:style-name="ce2" table:formula="of:=[.AK36]&amp;[.AA39]" office:value-type="string" office:string-value="β10-83">
            <text:p>β10-83</text:p>
          </table:table-cell>
          <table:table-cell table:style-name="ce2" table:formula="of:=[.AL36]&amp;[.AB39]" office:value-type="string" office:string-value="β10-03">
            <text:p>β10-03</text:p>
          </table:table-cell>
          <table:table-cell table:style-name="ce2" table:formula="of:=[.AM36]&amp;[.AC39]" office:value-type="string" office:string-value="β10-13">
            <text:p>β10-13</text:p>
          </table:table-cell>
          <table:table-cell table:style-name="ce2" table:formula="of:=[.AN36]&amp;[.AD39]" office:value-type="string" office:string-value="β10-23">
            <text:p>β10-23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2" office:value-type="float" office:value="5">
            <text:p>5</text:p>
          </table:table-cell>
          <table:table-cell table:style-name="ce2" table:formula="of:=[.AG37]&amp;[.W40]" office:value-type="string" office:string-value="β10-94">
            <text:p>β10-94</text:p>
          </table:table-cell>
          <table:table-cell table:style-name="ce2" table:formula="of:=[.AH37]&amp;[.X40]" office:value-type="string" office:string-value="β10-34">
            <text:p>β10-34</text:p>
          </table:table-cell>
          <table:table-cell table:style-name="ce2" table:formula="of:=[.AI37]&amp;[.Y40]" office:value-type="string" office:string-value="β10-64">
            <text:p>β10-64</text:p>
          </table:table-cell>
          <table:table-cell table:style-name="ce2" table:formula="of:=[.AJ37]&amp;[.Z40]" office:value-type="string" office:string-value="β10-74">
            <text:p>β10-74</text:p>
          </table:table-cell>
          <table:table-cell table:style-name="ce2" table:formula="of:=[.AK37]&amp;[.AA40]" office:value-type="string" office:string-value="β10-84">
            <text:p>β10-84</text:p>
          </table:table-cell>
          <table:table-cell table:style-name="ce2" table:formula="of:=[.AL37]&amp;[.AB40]" office:value-type="string" office:string-value="β10-04">
            <text:p>β10-04</text:p>
          </table:table-cell>
          <table:table-cell table:style-name="ce2" table:formula="of:=[.AM37]&amp;[.AC40]" office:value-type="string" office:string-value="β10-14">
            <text:p>β10-14</text:p>
          </table:table-cell>
          <table:table-cell table:style-name="ce2" table:formula="of:=[.AN37]&amp;[.AD40]" office:value-type="string" office:string-value="β10-24">
            <text:p>β10-24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2" office:value-type="float" office:value="6">
            <text:p>6</text:p>
          </table:table-cell>
          <table:table-cell table:style-name="ce2" table:formula="of:=[.AG38]&amp;[.W41]" office:value-type="string" office:string-value="β10-95">
            <text:p>β10-95</text:p>
          </table:table-cell>
          <table:table-cell table:style-name="ce2" table:formula="of:=[.AH38]&amp;[.X41]" office:value-type="string" office:string-value="β10-35">
            <text:p>β10-35</text:p>
          </table:table-cell>
          <table:table-cell table:style-name="ce2" table:formula="of:=[.AI38]&amp;[.Y41]" office:value-type="string" office:string-value="β10-65">
            <text:p>β10-65</text:p>
          </table:table-cell>
          <table:table-cell table:style-name="ce2" table:formula="of:=[.AJ38]&amp;[.Z41]" office:value-type="string" office:string-value="β10-75">
            <text:p>β10-75</text:p>
          </table:table-cell>
          <table:table-cell table:style-name="ce2" table:formula="of:=[.AK38]&amp;[.AA41]" office:value-type="string" office:string-value="β10-85">
            <text:p>β10-85</text:p>
          </table:table-cell>
          <table:table-cell table:style-name="ce2" table:formula="of:=[.AL38]&amp;[.AB41]" office:value-type="string" office:string-value="β10-05">
            <text:p>β10-05</text:p>
          </table:table-cell>
          <table:table-cell table:style-name="ce2" table:formula="of:=[.AM38]&amp;[.AC41]" office:value-type="string" office:string-value="β10-15">
            <text:p>β10-15</text:p>
          </table:table-cell>
          <table:table-cell table:style-name="ce2" table:formula="of:=[.AN38]&amp;[.AD41]" office:value-type="string" office:string-value="β10-25">
            <text:p>β10-25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2" office:value-type="float" office:value="7">
            <text:p>7</text:p>
          </table:table-cell>
          <table:table-cell table:style-name="ce2" table:formula="of:=[.AG39]&amp;[.W42]" office:value-type="string" office:string-value="β10-96">
            <text:p>β10-96</text:p>
          </table:table-cell>
          <table:table-cell table:style-name="ce2" table:formula="of:=[.AH39]&amp;[.X42]" office:value-type="string" office:string-value="β10-36">
            <text:p>β10-36</text:p>
          </table:table-cell>
          <table:table-cell table:style-name="ce2" table:formula="of:=[.AI39]&amp;[.Y42]" office:value-type="string" office:string-value="β10-66">
            <text:p>β10-66</text:p>
          </table:table-cell>
          <table:table-cell table:style-name="ce2" table:formula="of:=[.AJ39]&amp;[.Z42]" office:value-type="string" office:string-value="β10-76">
            <text:p>β10-76</text:p>
          </table:table-cell>
          <table:table-cell table:style-name="ce2" table:formula="of:=[.AK39]&amp;[.AA42]" office:value-type="string" office:string-value="β10-86">
            <text:p>β10-86</text:p>
          </table:table-cell>
          <table:table-cell table:style-name="ce2" table:formula="of:=[.AL39]&amp;[.AB42]" office:value-type="string" office:string-value="β10-06">
            <text:p>β10-06</text:p>
          </table:table-cell>
          <table:table-cell table:style-name="ce2" table:formula="of:=[.AM39]&amp;[.AC42]" office:value-type="string" office:string-value="β10-16">
            <text:p>β10-16</text:p>
          </table:table-cell>
          <table:table-cell table:style-name="ce2" table:formula="of:=[.AN39]&amp;[.AD42]" office:value-type="string" office:string-value="β10-26">
            <text:p>β10-26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2" office:value-type="float" office:value="8">
            <text:p>8</text:p>
          </table:table-cell>
          <table:table-cell table:style-name="ce2" table:formula="of:=[.AG40]&amp;[.W43]" office:value-type="string" office:string-value="β10-97">
            <text:p>β10-97</text:p>
          </table:table-cell>
          <table:table-cell table:style-name="ce2" table:formula="of:=[.AH40]&amp;[.X43]" office:value-type="string" office:string-value="β10-37">
            <text:p>β10-37</text:p>
          </table:table-cell>
          <table:table-cell table:style-name="ce2" table:formula="of:=[.AI40]&amp;[.Y43]" office:value-type="string" office:string-value="β10-67">
            <text:p>β10-67</text:p>
          </table:table-cell>
          <table:table-cell table:style-name="ce2" table:formula="of:=[.AJ40]&amp;[.Z43]" office:value-type="string" office:string-value="β10-77">
            <text:p>β10-77</text:p>
          </table:table-cell>
          <table:table-cell table:style-name="ce2" table:formula="of:=[.AK40]&amp;[.AA43]" office:value-type="string" office:string-value="β10-87">
            <text:p>β10-87</text:p>
          </table:table-cell>
          <table:table-cell table:style-name="ce2" table:formula="of:=[.AL40]&amp;[.AB43]" office:value-type="string" office:string-value="β10-07">
            <text:p>β10-07</text:p>
          </table:table-cell>
          <table:table-cell table:style-name="ce2" table:formula="of:=[.AM40]&amp;[.AC43]" office:value-type="string" office:string-value="β10-17">
            <text:p>β10-17</text:p>
          </table:table-cell>
          <table:table-cell table:style-name="ce2" table:formula="of:=[.AN40]&amp;[.AD43]" office:value-type="string" office:string-value="β10-27">
            <text:p>β10-27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2" office:value-type="float" office:value="9">
            <text:p>9</text:p>
          </table:table-cell>
          <table:table-cell table:style-name="ce2" table:formula="of:=[.AG41]&amp;[.W44]" office:value-type="string" office:string-value="β10-98">
            <text:p>β10-98</text:p>
          </table:table-cell>
          <table:table-cell table:style-name="ce2" table:formula="of:=[.AH41]&amp;[.X44]" office:value-type="string" office:string-value="β10-38">
            <text:p>β10-38</text:p>
          </table:table-cell>
          <table:table-cell table:style-name="ce2" table:formula="of:=[.AI41]&amp;[.Y44]" office:value-type="string" office:string-value="β10-68">
            <text:p>β10-68</text:p>
          </table:table-cell>
          <table:table-cell table:style-name="ce2" table:formula="of:=[.AJ41]&amp;[.Z44]" office:value-type="string" office:string-value="β10-78">
            <text:p>β10-78</text:p>
          </table:table-cell>
          <table:table-cell table:style-name="ce2" table:formula="of:=[.AK41]&amp;[.AA44]" office:value-type="string" office:string-value="β10-88">
            <text:p>β10-88</text:p>
          </table:table-cell>
          <table:table-cell table:style-name="ce2" table:formula="of:=[.AL41]&amp;[.AB44]" office:value-type="string" office:string-value="β10-08">
            <text:p>β10-08</text:p>
          </table:table-cell>
          <table:table-cell table:style-name="ce2" table:formula="of:=[.AM41]&amp;[.AC44]" office:value-type="string" office:string-value="β10-18">
            <text:p>β10-18</text:p>
          </table:table-cell>
          <table:table-cell table:style-name="ce2" table:formula="of:=[.AN41]&amp;[.AD44]" office:value-type="string" office:string-value="β10-28">
            <text:p>β10-28</text:p>
          </table:table-cell>
          <table:table-cell table:number-columns-repeated="10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4">12/24/2019</text:date>, <text:time>15:43:5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quorpikkor </meta:initial-creator>
    <meta:creation-date>2019-10-03T23:09:40.66</meta:creation-date>
    <dc:date>2019-12-24T15:43:50.43</dc:date>
    <meta:editing-duration>PT6H57M1S</meta:editing-duration>
    <meta:editing-cycles>7</meta:editing-cycles>
    <meta:generator>OpenOffice/4.1.6$Win32 OpenOffice.org_project/416m1$Build-9790</meta:generator>
    <meta:document-statistic meta:table-count="3" meta:cell-count="479" meta:object-count="0"/>
  </office:meta>
</office:document-meta>
</file>